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/applied</text:p>
          </table:table-cell>
          <table:table-cell office:value-type="string" calcext:value-type="string">
            <text:p>finished/mooc</text:p>
          </table:table-cell>
          <table:table-cell office:value-type="string" calcext:value-type="string">
            <text:p>finishedFake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00" calcext:value-type="float">
            <text:p>1900</text:p>
          </table:table-cell>
          <table:table-cell office:value-type="float" office:value="1650" calcext:value-type="float">
            <text:p>1650</text:p>
          </table:table-cell>
          <table:table-cell table:formula="of:=[.G2]" office:value-type="float" office:value="1392.25" calcext:value-type="float">
            <text:p>1392.25</text:p>
          </table:table-cell>
          <table:table-cell table:number-columns-repeated="2"/>
          <table:table-cell table:formula="of:=(0.71*[.B2]+0.87*[.C2])/2" office:value-type="float" office:value="1392.25" calcext:value-type="float">
            <text:p>1392.25</text:p>
          </table:table-cell>
          <table:table-cell office:value-type="string" calcext:value-type="string">
            <text:p>“=(0.7*B2+0.85*C2)/2”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[.G3]" office:value-type="float" office:value="1449.5" calcext:value-type="float">
            <text:p>1449.5</text:p>
          </table:table-cell>
          <table:table-cell table:number-columns-repeated="2"/>
          <table:table-cell table:formula="of:=(0.71*[.B3]+0.87*[.C3])/2" office:value-type="float" office:value="1449.5" calcext:value-type="float">
            <text:p>1449.5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formula="of:=[.D4]/[.B4]" office:value-type="float" office:value="0.695652173913044" calcext:value-type="float">
            <text:p>0.695652173913044</text:p>
          </table:table-cell>
          <table:table-cell table:formula="of:=[.D4]/[.C4]" office:value-type="float" office:value="0.888888888888889" calcext:value-type="float">
            <text:p>0.888888888888889</text:p>
          </table:table-cell>
          <table:table-cell table:formula="of:=(0.71*[.B4]+0.87*[.C4])/2" office:value-type="float" office:value="1599.5" calcext:value-type="float">
            <text:p>1599.5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table:formula="of:=[.D5]/[.B5]" office:value-type="float" office:value="0.72" calcext:value-type="float">
            <text:p>0.72</text:p>
          </table:table-cell>
          <table:table-cell table:formula="of:=[.D5]/[.C5]" office:value-type="float" office:value="0.857142857142857" calcext:value-type="float">
            <text:p>0.857142857142857</text:p>
          </table:table-cell>
          <table:table-cell table:formula="of:=(0.71*[.B5]+0.87*[.C5])/2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D6]/[.B6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06" calcext:value-type="float">
            <text:p>3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6:56:48.520965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 Tarimci</meta:initial-creator>
    <meta:creation-date>2025-02-05T16:03:20.619057781</meta:creation-date>
    <meta:editing-cycles>5</meta:editing-cycles>
    <meta:editing-duration>PT5H13M17S</meta:editing-duration>
    <dc:date>2025-03-24T16:58:02.019555117</dc:date>
    <dc:creator>Eren Tarimci</dc:creator>
    <meta:generator>LibreOffice/24.8.5.2$Linux_X86_64 LibreOffice_project/480$Build-2</meta:generator>
    <meta:document-statistic meta:table-count="1" meta:cell-count="38" meta:object-count="0"/>
  </office:meta>
</office:document-meta>
</file>